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 fo:line-height="100%"/>
      <style:text-properties fo:font-weight="bold" style:font-weight-asian="bold" style:font-weight-complex="bold" fo:font-size="10pt" style:font-size-asian="10pt" style:font-size-complex="10pt"/>
    </style:style>
    <style:style style:name="P2" style:parent-style-name="Normal" style:family="paragraph">
      <style:paragraph-properties fo:line-height="100%"/>
      <style:text-properties fo:font-size="10pt" style:font-size-asian="10pt" style:font-size-complex="10pt"/>
    </style:style>
    <style:style style:name="P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4" style:parent-style-name="Normal" style:family="paragraph">
      <style:paragraph-properties fo:margin-bottom="0in" fo:line-height="100%"/>
    </style:style>
    <style:style style:name="T5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6" style:parent-style-name="Normal" style:family="paragraph">
      <style:paragraph-properties fo:line-height="100%"/>
      <style:text-properties fo:font-size="10pt" style:font-size-asian="10pt" style:font-size-complex="10pt"/>
    </style:style>
    <style:style style:name="P7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line-height="100%"/>
    </style:style>
    <style:style style:name="T9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10" style:parent-style-name="Normal" style:family="paragraph">
      <style:paragraph-properties fo:line-height="100%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15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6" style:parent-style-name="Normal" style:family="paragraph">
      <style:paragraph-properties fo:line-height="100%"/>
    </style:style>
    <style:style style:name="T17" style:parent-style-name="DefaultParagraphFont" style:family="text">
      <style:text-properties style:font-name="Arial" style:font-name-complex="Arial" fo:color="#444444" fo:font-size="10.5pt" style:font-size-asian="10.5pt" style:font-size-complex="10.5pt" fo:background-color="#FFFFFF"/>
    </style:style>
    <style:style style:name="P18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9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22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26" style:parent-style-name="Normal" style:family="paragraph">
      <style:paragraph-properties fo:line-height="100%"/>
    </style:style>
    <style:style style:name="T27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0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31" style:parent-style-name="Normal" style:family="paragraph">
      <style:paragraph-properties fo:line-height="100%"/>
    </style:style>
    <style:style style:name="T32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34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35" style:parent-style-name="Normal" style:family="paragraph">
      <style:paragraph-properties fo:line-height="100%"/>
    </style:style>
    <style:style style:name="T36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7" style:parent-style-name="Normal" style:family="paragraph">
      <style:paragraph-properties fo:line-height="100%"/>
    </style:style>
    <style:style style:name="T38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9" style:parent-style-name="Normal" style:family="paragraph">
      <style:paragraph-properties fo:line-height="100%"/>
    </style:style>
    <style:style style:name="T40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1" style:parent-style-name="Normal" style:family="paragraph">
      <style:paragraph-properties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43" style:parent-style-name="Normal" style:family="paragraph">
      <style:paragraph-properties fo:line-height="100%"/>
    </style:style>
    <style:style style:name="T44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5" style:parent-style-name="Normal" style:family="paragraph">
      <style:paragraph-properties fo:line-height="100%"/>
    </style:style>
    <style:style style:name="T46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50" style:parent-style-name="Normal" style:family="paragraph">
      <style:paragraph-properties fo:line-height="100%"/>
    </style:style>
    <style:style style:name="T51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52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3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4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5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6" style:parent-style-name="Normal" style:family="paragraph">
      <style:paragraph-properties fo:line-height="100%"/>
    </style:style>
    <style:style style:name="T57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58" style:parent-style-name="Normal" style:family="paragraph">
      <style:paragraph-properties fo:line-height="100%"/>
    </style:style>
    <style:style style:name="T59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60" style:parent-style-name="Normal" style:family="paragraph">
      <style:paragraph-properties fo:line-height="100%"/>
    </style:style>
    <style:style style:name="T61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62" style:parent-style-name="Normal" style:family="paragraph">
      <style:paragraph-properties fo:line-height="100%"/>
      <style:text-properties fo:font-size="10pt" style:font-size-asian="10pt" style:font-size-complex="10pt"/>
    </style:style>
    <style:style style:name="P63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64" style:parent-style-name="Normal" style:family="paragraph">
      <style:paragraph-properties fo:line-height="100%"/>
    </style:style>
    <style:style style:name="T65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66" style:parent-style-name="Normal" style:family="paragraph">
      <style:paragraph-properties fo:line-height="100%"/>
    </style:style>
    <style:style style:name="T67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T68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69" style:parent-style-name="Normal" style:family="paragraph">
      <style:paragraph-properties fo:line-height="100%"/>
    </style:style>
    <style:style style:name="T70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71" style:parent-style-name="Normal" style:family="paragraph">
      <style:paragraph-properties fo:line-height="100%"/>
      <style:text-properties style:font-name-asian="Times New Roman" style:font-name-complex="Calibri" fo:font-size="10pt" style:font-size-asian="10pt" style:font-size-complex="10pt"/>
    </style:style>
    <style:style style:name="P72" style:parent-style-name="Normal" style:family="paragraph">
      <style:paragraph-properties fo:line-height="100%"/>
      <style:text-properties fo:font-size="10pt" style:font-size-asian="10pt" style:font-size-complex="10pt"/>
    </style:style>
    <style:style style:name="P73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74" style:parent-style-name="Normal" style:family="paragraph">
      <style:paragraph-properties fo:line-height="100%"/>
    </style:style>
    <style:style style:name="T75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76" style:parent-style-name="Normal" style:family="paragraph">
      <style:paragraph-properties fo:line-height="100%"/>
    </style:style>
    <style:style style:name="T77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80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82" style:parent-style-name="Normal" style:family="paragraph">
      <style:paragraph-properties fo:margin-top="0.1666in" fo:margin-bottom="0in" fo:line-height="100%"/>
    </style:style>
    <style:style style:name="T83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84" style:parent-style-name="Normal" style:family="paragraph">
      <style:paragraph-properties fo:line-height="100%"/>
      <style:text-properties fo:font-size="10pt" style:font-size-asian="10pt" style:font-size-complex="10pt"/>
    </style:style>
    <style:style style:name="P85" style:parent-style-name="Normal" style:family="paragraph">
      <style:paragraph-properties fo:line-height="100%"/>
      <style:text-properties fo:font-size="10pt" style:font-size-asian="10pt" style:font-size-complex="10pt"/>
    </style:style>
    <style:style style:name="P86" style:parent-style-name="Normal" style:family="paragraph">
      <style:paragraph-properties fo:line-height="100%"/>
      <style:text-properties fo:font-size="10pt" style:font-size-asian="10pt" style:font-size-complex="10pt"/>
    </style:style>
  </office:automatic-styles>
  <office:body>
    <office:text text:use-soft-page-breaks="true">
      <text:p text:style-name="P1">Group#1:</text:p>
      <text:p text:style-name="P2">Bessou Kpeglo,Atsoupe E.</text:p>
      <text:p text:style-name="P3">Cattell, Kristin L.</text:p>
      <text:p text:style-name="P4"><text:a xlink:href="https://ssb.uncg.edu/pls/prod/bwlkosad.P_FacSelectAtypView?xyz=MTI2NjE1OQ==" office:target-frame-name="_top" xlink:show="replace"><text:span text:style-name="T5">Nguyen, Anne D.</text:span></text:a></text:p>
      <text:p text:style-name="P6"/>
      <text:p text:style-name="P7">Group#2:</text:p>
      <text:p text:style-name="P8"><text:a xlink:href="https://ssb.uncg.edu/pls/prod/bwlkosad.P_FacSelectAtypView?xyz=MTM2OTM0NA==" office:target-frame-name="_top" xlink:show="replace"><text:span text:style-name="T9">Afzal, Danial</text:span></text:a></text:p>
      <text:p text:style-name="P10"><text:span text:style-name="T11">Kaendler, Johannes</text:span></text:p>
      <text:p text:style-name="P12"><text:a xlink:href="https://ssb.uncg.edu/pls/prod/bwlkosad.P_FacSelectAtypView?xyz=MTI5MTUyNA==" office:target-frame-name="_top" xlink:show="replace"><text:span text:style-name="T13">Pressinger, Gene C.</text:span></text:a></text:p>
      <text:p text:style-name="P14"/>
      <text:p text:style-name="P15">Zia, Usman</text:p>
      <text:p text:style-name="P16"><text:span text:style-name="T17">Richard Schroeders</text:span></text:p>
      <text:p text:style-name="P18"/>
      <text:p text:style-name="P19">Group #3:</text:p>
      <text:p text:style-name="P20"><text:a xlink:href="https://ssb.uncg.edu/pls/prod/bwlkosad.P_FacSelectAtypView?xyz=MTI5MzYwNw==" office:target-frame-name="_top" xlink:show="replace"><text:span text:style-name="T21">Johnjulio, Fox K.</text:span></text:a></text:p>
      <text:p text:style-name="P22"/>
      <text:p text:style-name="P23"><text:a xlink:href="https://ssb.uncg.edu/pls/prod/bwlkosad.P_FacSelectAtypView?xyz=MTM0MzgyMA==" office:target-frame-name="_top" xlink:show="replace"><text:span text:style-name="T24">Li, Tianding</text:span></text:a></text:p>
      <text:p text:style-name="P25"/>
      <text:p text:style-name="P26"><text:a xlink:href="https://ssb.uncg.edu/pls/prod/bwlkosad.P_FacSelectAtypView?xyz=MTM3OTI2Mw==" office:target-frame-name="_top" xlink:show="replace"><text:span text:style-name="T27">Okamura, Theodore M.</text:span></text:a></text:p>
      <text:p text:style-name="P28"><text:a xlink:href="https://ssb.uncg.edu/pls/prod/bwlkosad.P_FacSelectAtypView?xyz=MTM1Nzk0MA==" office:target-frame-name="_top" xlink:show="replace"><text:span text:style-name="T29">Roberts, Logan C.</text:span></text:a></text:p>
      <text:p text:style-name="P30"/>
      <text:p text:style-name="P31"><text:a xlink:href="https://ssb.uncg.edu/pls/prod/bwlkosad.P_FacSelectAtypView?xyz=MTM0MzcxNw==" office:target-frame-name="_top" xlink:show="replace"><text:span text:style-name="T32">Wesley, Alexander</text:span></text:a></text:p>
      <text:p text:style-name="P33"/>
      <text:p text:style-name="P34">Group#4:</text:p>
      <text:p text:style-name="P35"><text:a xlink:href="https://ssb.uncg.edu/pls/prod/bwlkosad.P_FacSelectAtypView?xyz=MTMzNzkzNw==" office:target-frame-name="_top" xlink:show="replace"><text:span text:style-name="T36">Riggins, Tyler</text:span></text:a></text:p>
      <text:p text:style-name="P37"><text:a xlink:href="https://ssb.uncg.edu/pls/prod/bwlkosad.P_FacSelectAtypView?xyz=MTMyMTczNA==" office:target-frame-name="_top" xlink:show="replace"><text:span text:style-name="T38">Tosun, Senih</text:span></text:a></text:p>
      <text:p text:style-name="P39"><text:a xlink:href="https://ssb.uncg.edu/pls/prod/bwlkosad.P_FacSelectAtypView?xyz=MTIzNTQ3Nw==" office:target-frame-name="_top" xlink:show="replace"><text:span text:style-name="T40">Williams, Greyson H.</text:span></text:a></text:p>
      <text:p text:style-name="P41"/>
      <text:p text:style-name="P42">Group#5:</text:p>
      <text:p text:style-name="P43"><text:a xlink:href="https://ssb.uncg.edu/pls/prod/bwlkosad.P_FacSelectAtypView?xyz=MTM2NzE4OQ==" office:target-frame-name="_top" xlink:show="replace"><text:span text:style-name="T44">Alvarado, Kenneth B.</text:span></text:a></text:p>
      <text:p text:style-name="P45"><text:a xlink:href="https://ssb.uncg.edu/pls/prod/bwlkosad.P_FacSelectAtypView?xyz=MTM5MDk5OA==" office:target-frame-name="_top" xlink:show="replace"><text:span text:style-name="T46">Bruce, Duncan</text:span></text:a></text:p>
      <text:p text:style-name="P47"><text:a xlink:href="https://ssb.uncg.edu/pls/prod/bwlkosad.P_FacSelectAtypView?xyz=MTM5OTg5Mg==" office:target-frame-name="_top" xlink:show="replace"><text:span text:style-name="T48">Norment, Duncan M.</text:span></text:a></text:p>
      <text:p text:style-name="P49"/>
      <text:p text:style-name="P50"><text:a xlink:href="https://ssb.uncg.edu/pls/prod/bwlkosad.P_FacSelectAtypView?xyz=MTQ0MjYwOA==" office:target-frame-name="_top" xlink:show="replace"><text:span text:style-name="T51">Prudhomme, Max</text:span></text:a></text:p>
      <text:p text:style-name="P52"/>
      <text:p text:style-name="P53"/>
      <text:p text:style-name="P54"/>
      <text:p text:style-name="P55">Group#6:</text:p>
      <text:p text:style-name="P56"><text:a xlink:href="https://ssb.uncg.edu/pls/prod/bwlkosad.P_FacSelectAtypView?xyz=MTQxMTExOA==" office:target-frame-name="_top" xlink:show="replace"><text:span text:style-name="T57">Annem, Sony</text:span></text:a></text:p>
      <text:p text:style-name="P58"><text:a xlink:href="https://ssb.uncg.edu/pls/prod/bwlkosad.P_FacSelectAtypView?xyz=MTQ0MjQ3OA==" office:target-frame-name="_top" xlink:show="replace"><text:span text:style-name="T59">Devireddy, Keerthi</text:span></text:a></text:p>
      <text:p text:style-name="P60"><text:a xlink:href="https://ssb.uncg.edu/pls/prod/bwlkosad.P_FacSelectAtypView?xyz=MTQ0MzI0NQ==" office:target-frame-name="_top" xlink:show="replace"><text:span text:style-name="T61">Kottam, Supriya</text:span></text:a></text:p>
      <text:p text:style-name="P62"/>
      <text:p text:style-name="P63">Group#7:</text:p>
      <text:p text:style-name="P64"><text:a xlink:href="https://ssb.uncg.edu/pls/prod/bwlkosad.P_FacSelectAtypView?xyz=MTMwODYxMA==" office:target-frame-name="_top" xlink:show="replace"><text:span text:style-name="T65">Harper, William M.</text:span></text:a></text:p>
      <text:p text:style-name="P66"><text:a xlink:href="https://ssb.uncg.edu/pls/prod/bwlkosad.P_FacSelectAtypView?xyz=MTI5ODA4MA==" office:target-frame-name="_top" xlink:show="replace"><text:span text:style-name="T67">Keser, Ege</text:span></text:a><text:span text:style-name="T68"> </text:span></text:p>
      <text:p text:style-name="P69"><text:a xlink:href="https://ssb.uncg.edu/pls/prod/bwlkosad.P_FacSelectAtypView?xyz=MTI2MjM4MQ==" office:target-frame-name="_top" xlink:show="replace"><text:span text:style-name="T70">Van Es, Andrew J.</text:span></text:a></text:p>
      <text:p text:style-name="P71">Godbole, Leena N.</text:p>
      <text:p text:style-name="P72"/>
      <text:p text:style-name="P73">Group#8:</text:p>
      <text:p text:style-name="P74"><text:a xlink:href="https://ssb.uncg.edu/pls/prod/bwlkosad.P_FacSelectAtypView?xyz=MTE5NzI0MQ==" office:target-frame-name="_top" xlink:show="replace"><text:span text:style-name="T75">Carter, Jesse E.</text:span></text:a></text:p>
      <text:p text:style-name="P76"><text:a xlink:href="https://ssb.uncg.edu/pls/prod/bwlkosad.P_FacSelectAtypView?xyz=MTMzMDUwMA==" office:target-frame-name="_top" xlink:show="replace"><text:span text:style-name="T77">Harris, Collin G.</text:span></text:a></text:p>
      <text:p text:style-name="P78"><text:a xlink:href="https://ssb.uncg.edu/pls/prod/bwlkosad.P_FacSelectAtypView?xyz=MTI3ODk4NA==" office:target-frame-name="_top" xlink:show="replace"><text:span text:style-name="T79">Macias, Emanuel C.</text:span></text:a></text:p>
      <text:p text:style-name="P80"/>
      <text:p text:style-name="P81">Hariguruprasad,Sumithra</text:p>
      <text:p text:style-name="P82"><text:a xlink:href="https://ssb.uncg.edu/pls/prod/bwlkosad.P_FacSelectAtypView?xyz=MTI3ODk4NA==" office:target-frame-name="_top" xlink:show="replace"><text:span text:style-name="T83">Macias, Emanuel C.</text:span></text:a></text:p>
      <text:p text:style-name="P84"/>
      <text:p text:style-name="P85"/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ianqian Tong</meta:initial-creator>
    <dc:creator>Tong, Qianqian</dc:creator>
    <meta:creation-date>2023-08-24T14:42:00Z</meta:creation-date>
    <dc:date>2023-09-18T01:15:00Z</dc:date>
    <meta:template xlink:href="Normal.dotm" xlink:type="simple"/>
    <meta:editing-cycles>4</meta:editing-cycles>
    <meta:editing-duration>PT1380S</meta:editing-duration>
    <meta:document-statistic meta:page-count="2" meta:paragraph-count="5" meta:word-count="448" meta:character-count="2997" meta:row-count="21" meta:non-whitespace-character-count="2554"/>
  </office:meta>
</office:document-meta>
</file>